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fill-color="#ffffff"/>
    </style:style>
    <style:style style:name="gr2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path draw:style-name="gr2" draw:layer="layout" svg:width="0.937cm" svg:height="1.178cm" svg:x="0.23cm" svg:y="0.186cm" svg:viewBox="0 0 938 1179" svg:d="m169 1164c71-307-263-614-143-750s128 343 228 229 50-515 164-529c114-22-7 386 29 400s42-514 171-514c128 0-36 521-15 528 22 7 100-414 200-393s-107 415-78 436c28 22 92-293 185-257s-78 293-78 379-286 386-43 486">
            <text:p/>
          </draw:path>
          <draw:frame draw:style-name="gr3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manipulator</dc:title>
    <meta:creation-date>2011-02-07T16:55:5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